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hree.js Overview</text:span></text:p>
      <text:p text:style-name="P1"><text:span text:style-name="T1">Three.js is a lightweight and flexible JavaScript library designed to enable the creation of complex 3D visualizations, animations, and interactive graphics within a web browser. It abstracts many of the complexities associated with WebGL, making it easier for developers to render 3D objects, apply materials, and create immersive experiences with relatively minimal code.</text:span></text:p>
      <text:p text:style-name="P1"><text:span text:style-name="T2"/></text:p>
      <text:p text:style-name="P1"><text:span text:style-name="T3">Key Features of Three.js</text:span></text:p>
      <text:p text:style-name="P1"><text:span text:style-name="T3">Rendering Engine: Three.js provides an efficient rendering engine that makes use of WebGL to render 3D graphics directly in the browser. It also supports alternative renderers, including CanvasRenderer and SVGRenderer, to ensure compatibility with older browsers that may not support WebGL.</text:span><text:span text:style-name="T4"/></text:p>
      <text:p text:style-name="P1"><text:span text:style-name="T5">Scene Graph: Three.js uses a scene graph structure, which organizes all objects (like cameras, lights, and 3D meshes) into a hierarchy. This system allows for easy manipulation of objects in the 3D scene and simplifies transformations, like scaling, rotating, and translating objects.</text:span><text:span text:style-name="T6"/></text:p>
      <text:p text:style-name="P1"><text:span text:style-name="T7">Geometry and Materials: The library includes various built-in geometry types such as BoxGeometry, SphereGeometry, and PlaneGeometry. These can be used to create basic 3D shapes. You can also apply different materials like MeshBasicMaterial, MeshLambertMaterial, and MeshStandardMaterial to define how the surface of a 3D object interacts with light.</text:span><text:span text:style-name="T8"/></text:p>
      <text:p text:style-name="P1"><text:span text:style-name="T9">Cameras: Three.js offers multiple camera types, including PerspectiveCamera and OrthographicCamera, giving developers control over how the scene is viewed. The PerspectiveCamera mimics how human eyes perceive depth, making it suitable for most 3D scenes.</text:span><text:span text:style-name="T10"/></text:p>
      <text:p text:style-name="P1"><text:span text:style-name="T11">Lighting: Various light types can be used to illuminate a 3D scene, such as AmbientLight, PointLight, SpotLight, and DirectionalLight. These can be used to create realistic lighting effects, including shadows, reflections, and specular highlights.</text:span><text:span text:style-name="T12"/></text:p>
      <text:p text:style-name="P1"><text:span text:style-name="T13">Textures and Environment Maps: Three.js supports the application of textures to objects, allowing for detailed surface visuals. It also supports environment mapping, which can be used for reflective surfaces like metal or glass.</text:span><text:span text:style-name="T14"/></text:p>
      <text:p text:style-name="P1"><text:span text:style-name="T15">Animation System: Three.js includes a robust animation system that allows for animating object properties, such as position, rotation, or material attributes. It also supports keyframe animations, making it easier to animate 3D models imported from external tools like Blender or 3ds Max.</text:span><text:span text:style-name="T16"/></text:p>
      <text:p text:style-name="P1"><text:span text:style-name="T17">Advanced Features: For more advanced users, Three.js provides functionality for handling shaders, post-processing effects, and physics-based rendering (PBR). These can be combined to achieve highly realistic visual effects.</text:span></text:p>
      <text:p text:style-name="P1"><text:span text:style-name="T18"/></text:p>
      <text:p text:style-name="P1"><text:span text:style-name="T19">Common Use Cases</text:span></text:p>
      <text:p text:style-name="P1"><text:span text:style-name="T19">Interactive 3D Portfolios: Three.js is ideal for showcasing 3D models or animations in online portfolios, providing a visually engaging way to present work in fields like 3D modeling, architecture, or design.</text:span><text:span text:style-name="T20"/></text:p>
      <text:p text:style-name="P1"><text:span text:style-name="T21">Data Visualization: It can be used to create 3D charts, graphs, and interactive data representations, allowing users to interact with data in three dimensions.</text:span><text:span text:style-name="T22"/></text:p>
      <text:p text:style-name="P1"><text:span text:style-name="T23">Games and Simulations: With its built-in support for physics and lighting, Three.js is commonly used in web-based games, simulations, and virtual reality (VR) experiences.</text:span><text:span text:style-name="T24"/></text:p>
      <text:p text:style-name="P1"><text:span text:style-name="T25">Architectural Visualization: Architects use Three.js to render interactive 3D models of buildings, allowing clients to explore spaces before they are built.</text:span></text:p>
      <text:p text:style-name="P1"><text:span text:style-name="T26"/></text:p>
      <text:p text:style-name="P1"><text:span text:style-name="T27">Why Use Three.js for a 3D Portfolio Website?</text:span></text:p>
      <text:p text:style-name="P1"><text:span text:style-name="T27">For a 3D portfolio, Three.js is an excellent choice because it provides:</text:span><text:span text:style-name="T28"/></text:p>
      <text:p text:style-name="P1"><text:span text:style-name="T29">Cross-Browser Compatibility: The WebGL engine ensures that your 3D content runs efficiently across modern browsers on both desktop and mobile devices.</text:span><text:span text:style-name="T30"/></text:p>
      <text:p text:style-name="P1"><text:span text:style-name="T31">Ease of Integration: Three.js integrates seamlessly with HTML, CSS, and JavaScript, allowing you to blend your 3D elements with standard web development technologies.</text:span><text:span text:style-name="T32"/></text:p>
      <text:p text:style-name="P1"><text:span text:style-name="T33">Customizable Interactivity: With Three.js, you can create custom user interactions, such as clicking on objects, dragging, zooming, or rotating the 3D scene, offering a highly interactive experience.</text:span><text:span text:style-name="T34"/></text:p>
      <text:p text:style-name="P1"><text:span text:style-name="T35">Optimized Performance: Despite its powerful features, Three.js is optimized for performance, ensuring that your website remains responsive and efficient, even with complex 3D scenes.</text:span></text:p>
      <text:p text:style-name="P1"><text:span text:style-name="T36"/></text:p>
      <text:p text:style-name="P1"><text:span text:style-name="T37">Conclusion</text:span></text:p>
      <text:p text:style-name="P1"><text:span text:style-name="T37">Three.js provides a user-friendly and versatile framework for developing interactive 3D content in the browser. Its wide range of built-in features, combined with the flexibility to customize and extend functionality, makes it a valuable tool for creating visually impressive and engaging websites like a 3D portfolio. Whether you are displaying artwork, interactive models, or complex visualizations, Three.js can help bring your creative ideas to lif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